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16da0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3050c" officeooo:paragraph-rsid="0013050c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fo:font-weight="bold" officeooo:paragraph-rsid="00116da0" style:font-weight-asian="bold" style:font-weight-complex="bold"/>
    </style:style>
    <style:style style:name="P5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520d0"/>
    </style:style>
    <style:style style:name="T1" style:family="text">
      <style:text-properties style:font-name="Liberation Serif" fo:language="hu" fo:country="HU" officeooo:rsid="00116da0"/>
    </style:style>
    <style:style style:name="T2" style:family="text">
      <style:text-properties style:font-name="Liberation Serif" fo:language="hu" fo:country="HU" officeooo:rsid="0013050c"/>
    </style:style>
    <style:style style:name="T3" style:family="text">
      <style:text-properties officeooo:rsid="00116da0"/>
    </style:style>
    <style:style style:name="T4" style:family="text">
      <style:text-properties officeooo:rsid="0013050c"/>
    </style:style>
    <style:style style:name="T5" style:family="text">
      <style:text-properties officeooo:rsid="0014b377"/>
    </style:style>
    <style:style style:name="T6" style:family="text">
      <style:text-properties officeooo:rsid="00152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"Nincsenek titkaim" – Privacy az interneten</text:p>
      <text:p text:style-name="P1"><text:span text:style-name="T5">8</text:span>. rész: <text:span text:style-name="T3">Work from Home</text:span></text:p>
      <text:p text:style-name="P6"><text:span text:style-name="T6">2020 nem várt fordulatáról unalomig hallott közhelyekkel tudnánk csak hivatkozni, ezért most ettől eltekintünk, viszont az otthoni munkavégzés által hozott változások kapcsán pár hasznos tudnivalót bemutatunk.</text:span></text:p>
      <text:p text:style-name="P3">A megszokott, szeparált élettevékenységek (munka, szabadidő) összemosódása az elektronikus eszközök használatában is megmutatkozik. A munkavégzésünk nem csak fizikailag került közelebb a magánéletünkhöz, hanem több részletet is „adunk” magunkból is mikor az interneten kommunikálunk.</text:p>
      <text:p text:style-name="P2"/>
      <text:p text:style-name="P4"><text:span text:style-name="T1">S</text:span><text:span text:style-name="T2">zámítógép</text:span><text:span text:style-name="T1"> használat</text:span></text:p>
      <text:p text:style-name="P2"/>
      <text:p text:style-name="P2">* Front kamera leragaszt</text:p>
      <text:p text:style-name="P2">* Laptop kamera lezár</text:p>
      <text:p text:style-name="P2">* Laptop mikrofon leragaszt (Zuck)</text:p>
      <text:p text:style-name="P2"/>
      <text:p text:style-name="P2">Videókonferencia</text:p>
      <text:p text:style-name="P2">* Zoom szar</text:p>
      <text:p text:style-name="P2">* Jitsi Meet jó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11T18:29:11.115258570</meta:creation-date>
    <dc:date>2021-02-15T17:36:44.180000000</dc:date>
    <meta:editing-duration>PT25M48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1" meta:word-count="92" meta:character-count="699" meta:non-whitespace-character-count="617"/>
  </office:meta>
</office:document-meta>
</file>